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d3d74" officeooo:paragraph-rsid="000f2d4b" style:font-size-asian="18pt" style:font-size-complex="18pt"/>
    </style:style>
    <style:style style:name="T1" style:family="text">
      <style:text-properties officeooo:rsid="000f2d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b</text:p>
      <text:p text:style-name="P1">2b</text:p>
      <text:p text:style-name="P1">3a</text:p>
      <text:p text:style-name="P1">4a</text:p>
      <text:p text:style-name="P1">5d</text:p>
      <text:p text:style-name="P1">7b</text:p>
      <text:p text:style-name="P1">8b</text:p>
      <text:p text:style-name="P1">9b</text:p>
      <text:p text:style-name="P1"><text:span text:style-name="T1">10b</text:span></text:p>
      <text:p text:style-name="P1"><text:span text:style-name="T1">11a,</text:span></text:p>
      <text:p text:style-name="P1"><text:span text:style-name="T1">17a</text:span></text:p>
      <text:p text:style-name="P1"><text:span text:style-name="T1">18a</text:span></text:p>
      <text:p text:style-name="P1"><text:span text:style-name="T1">19b</text:span></text:p>
      <text:p text:style-name="P1"><text:span text:style-name="T1">25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9T17:57:38.065000000</meta:creation-date>
    <dc:date>2025-10-09T18:13:11.154000000</dc:date>
    <meta:editing-duration>PT5M23S</meta:editing-duration>
    <meta:editing-cycles>2</meta:editing-cycles>
    <meta:generator>Neat_Office/6.2.8.2$Windows_x86 LibreOffice_project/</meta:generator>
    <meta:document-statistic meta:table-count="0" meta:image-count="0" meta:object-count="0" meta:page-count="1" meta:paragraph-count="14" meta:word-count="14" meta:character-count="35" meta:non-whitespace-character-count="35"/>
  </office:meta>
</office:document-meta>
</file>